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9pt" fo:font-weight="bold"/>
    </style:style>
    <style:style style:name="T3" style:family="text">
      <style:text-properties style:font-name="DejaVu Sans Mono" fo:font-size="9pt"/>
    </style:style>
    <style:style style:name="T4" style:family="text">
      <style:text-properties fo:color="#660e7a" style:font-name="DejaVu Sans Mono" fo:font-size="9pt" fo:font-style="italic" fo:font-weight="bold"/>
    </style:style>
    <style:style style:name="T5" style:family="text">
      <style:text-properties fo:color="#008000" style:font-name="DejaVu Sans Mono" fo:font-size="9pt" fo:font-weight="bold"/>
    </style:style>
    <style:style style:name="T6" style:family="text">
      <style:text-properties fo:color="#0000ff" style:font-name="DejaVu Sans Mono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ublic class </text:span>TwentyTwo {</text:p>
      <text:p text:style-name="P2"><text:s text:c="4"/><text:span text:style-name="T2">public static void </text:span><text:span text:style-name="T3">main(String[] args){</text:span></text:p>
      <text:p text:style-name="P2"><text:s text:c="8"/><text:span text:style-name="T3">System.</text:span><text:span text:style-name="T4">out</text:span><text:span text:style-name="T3">.print(</text:span><text:span text:style-name="T5">"Number of words in the dictionary:"</text:span><text:span text:style-name="T3">);</text:span></text:p>
      <text:p text:style-name="P2"><text:s text:c="8"/><text:span text:style-name="T3">Scanner scanner = </text:span><text:span text:style-name="T2">new </text:span><text:span text:style-name="T3">Scanner(System.</text:span><text:span text:style-name="T4">in</text:span><text:span text:style-name="T3">);</text:span></text:p>
      <text:p text:style-name="P2"><text:s text:c="8"/><text:span text:style-name="T2">int </text:span><text:span text:style-name="T3">n = scanner.nextInt();</text:span></text:p>
      <text:p text:style-name="P2"><text:s text:c="8"/><text:span text:style-name="T3">String[] strings = </text:span><text:span text:style-name="T2">new </text:span><text:span text:style-name="T3">String[n];</text:span></text:p>
      <text:p text:style-name="P2"><text:s text:c="8"/><text:span text:style-name="T3">String[] arr = </text:span><text:span text:style-name="T2">new </text:span><text:span text:style-name="T3">String[n];</text:span></text:p>
      <text:p text:style-name="P2"><text:s text:c="8"/><text:span text:style-name="T3">System.</text:span><text:span text:style-name="T4">out</text:span><text:span text:style-name="T3">.print(</text:span><text:span text:style-name="T5">"Enter the words:"</text:span><text:span text:style-name="T3">);</text:span></text:p>
      <text:p text:style-name="P2"><text:s text:c="8"/><text:span text:style-name="T3">Scanner reader = </text:span><text:span text:style-name="T2">new </text:span><text:span text:style-name="T3">Scanner(System.</text:span><text:span text:style-name="T4">in</text:span><text:span text:style-name="T3">);</text:span></text:p>
      <text:p text:style-name="P2"><text:s text:c="8"/><text:span text:style-name="T2">for </text:span><text:span text:style-name="T3">(</text:span><text:span text:style-name="T2">int </text:span><text:span text:style-name="T3">i=</text:span><text:span text:style-name="T6">0</text:span><text:span text:style-name="T3">;i&lt;n;i++){</text:span></text:p>
      <text:p text:style-name="P2"><text:s text:c="12"/><text:span text:style-name="T3">strings[i] = reader.next().toLowerCase();</text:span></text:p>
      <text:p text:style-name="P2"><text:s text:c="8"/><text:span text:style-name="T3">}</text:span></text:p>
      <text:p text:style-name="P2"><text:s text:c="8"/><text:span text:style-name="T3">String wordString = </text:span><text:span text:style-name="T5">""</text:span><text:span text:style-name="T3">;</text:span></text:p>
      <text:p text:style-name="P2"><text:s text:c="8"/><text:span text:style-name="T2">for</text:span><text:span text:style-name="T3">(</text:span><text:span text:style-name="T2">int </text:span><text:span text:style-name="T3">i=</text:span><text:span text:style-name="T6">0</text:span><text:span text:style-name="T3">;i&lt;n;i++){</text:span></text:p>
      <text:p text:style-name="P2"><text:s text:c="12"/><text:span text:style-name="T2">for</text:span><text:span text:style-name="T3">(</text:span><text:span text:style-name="T2">int </text:span><text:span text:style-name="T3">j=</text:span><text:span text:style-name="T6">0</text:span><text:span text:style-name="T3">;j&lt;n;j++){</text:span></text:p>
      <text:p text:style-name="P2"><text:s text:c="16"/><text:span text:style-name="T2">if</text:span><text:span text:style-name="T3">((i!=j) &amp;&amp; strings[j]!=</text:span><text:span text:style-name="T2">null</text:span><text:span text:style-name="T3">){</text:span></text:p>
      <text:p text:style-name="P2"><text:s text:c="20"/><text:span text:style-name="T3">wordString=wordString.concat(strings[j]);</text:span></text:p>
      <text:p text:style-name="P2"><text:s text:c="16"/><text:span text:style-name="T3">}</text:span></text:p>
      <text:p text:style-name="P2"><text:s text:c="16"/><text:span text:style-name="T2">if</text:span><text:span text:style-name="T3">((!wordString.equals(</text:span><text:span text:style-name="T5">""</text:span><text:span text:style-name="T3">)) &amp;&amp; strings[i]!=</text:span><text:span text:style-name="T2">null </text:span><text:span text:style-name="T3">&amp;&amp; i!=j){</text:span></text:p>
      <text:p text:style-name="P2"><text:s text:c="20"/><text:span text:style-name="T2">if </text:span><text:span text:style-name="T3">(wordString.contains(strings[i])){</text:span></text:p>
      <text:p text:style-name="P2"><text:s text:c="24"/><text:span text:style-name="T3">strings[i] = </text:span><text:span text:style-name="T2">null</text:span><text:span text:style-name="T3">;</text:span></text:p>
      <text:p text:style-name="P2"><text:s text:c="20"/><text:span text:style-name="T3">}</text:span></text:p>
      <text:p text:style-name="P2"><text:s text:c="16"/><text:span text:style-name="T3">}</text:span></text:p>
      <text:p text:style-name="P2"><text:s text:c="12"/><text:span text:style-name="T3">}</text:span></text:p>
      <text:p text:style-name="P2"><text:s text:c="12"/><text:span text:style-name="T3">wordString = </text:span><text:span text:style-name="T5">""</text:span><text:span text:style-name="T3">;</text:span></text:p>
      <text:p text:style-name="P2"><text:s text:c="8"/><text:span text:style-name="T3">}</text:span></text:p>
      <text:p text:style-name="P2"><text:s text:c="8"/><text:span text:style-name="T3">System.</text:span><text:span text:style-name="T4">out</text:span><text:span text:style-name="T3">.print(</text:span><text:span text:style-name="T5">"Enter the string:"</text:span><text:span text:style-name="T3">);</text:span></text:p>
      <text:p text:style-name="P2"><text:s text:c="8"/><text:span text:style-name="T3">Scanner string = </text:span><text:span text:style-name="T2">new </text:span><text:span text:style-name="T3">Scanner(System.</text:span><text:span text:style-name="T4">in</text:span><text:span text:style-name="T3">);</text:span></text:p>
      <text:p text:style-name="P2"><text:s text:c="8"/><text:span text:style-name="T3">String word = string.next().toLowerCase();</text:span></text:p>
      <text:p text:style-name="P2"><text:s text:c="8"/><text:span text:style-name="T2">for</text:span><text:span text:style-name="T3">(</text:span><text:span text:style-name="T2">int </text:span><text:span text:style-name="T3">i=</text:span><text:span text:style-name="T6">0</text:span><text:span text:style-name="T3">;i&lt;n;i++){</text:span></text:p>
      <text:p text:style-name="P2"><text:s text:c="12"/><text:span text:style-name="T2">if</text:span><text:span text:style-name="T3">(strings[i]!=</text:span><text:span text:style-name="T2">null</text:span><text:span text:style-name="T3">){</text:span></text:p>
      <text:p text:style-name="P2"><text:s text:c="16"/><text:span text:style-name="T2">if</text:span><text:span text:style-name="T3">(word.contains(strings[i])){</text:span></text:p>
      <text:p text:style-name="P2"><text:s text:c="20"/><text:span text:style-name="T3">arr[i] = strings[i];</text:span></text:p>
      <text:p text:style-name="P2"><text:s text:c="20"/><text:span text:style-name="T3">word = word.replace(strings[i],</text:span><text:span text:style-name="T5">""</text:span><text:span text:style-name="T3">);</text:span></text:p>
      <text:p text:style-name="P2"><text:s text:c="20"/><text:span text:style-name="T3">i--;</text:span></text:p>
      <text:p text:style-name="P2"><text:s text:c="16"/><text:span text:style-name="T3">}</text:span></text:p>
      <text:p text:style-name="P2"><text:s text:c="12"/><text:span text:style-name="T3">}</text:span></text:p>
      <text:p text:style-name="P2"><text:s text:c="8"/><text:span text:style-name="T3">}</text:span></text:p>
      <text:p text:style-name="P2"><text:s text:c="8"/><text:span text:style-name="T2">if</text:span><text:span text:style-name="T3">(!word.equals(</text:span><text:span text:style-name="T5">""</text:span><text:span text:style-name="T3">)){</text:span></text:p>
      <text:p text:style-name="P2"><text:s text:c="12"/><text:span text:style-name="T3">System.</text:span><text:span text:style-name="T4">out</text:span><text:span text:style-name="T3">.print(</text:span><text:span text:style-name="T5">"null"</text:span><text:span text:style-name="T3">);</text:span></text:p>
      <text:p text:style-name="P2"><text:s text:c="8"/><text:span text:style-name="T3">}</text:span><text:span text:style-name="T2">else</text:span><text:span text:style-name="T3">{</text:span></text:p>
      <text:p text:style-name="P2"><text:s text:c="12"/><text:span text:style-name="T2">for</text:span><text:span text:style-name="T3">(</text:span><text:span text:style-name="T2">int </text:span><text:span text:style-name="T3">i=</text:span><text:span text:style-name="T6">0</text:span><text:span text:style-name="T3">;i&lt;n;i++){</text:span></text:p>
      <text:p text:style-name="P2"><text:s text:c="16"/><text:span text:style-name="T2">if </text:span><text:span text:style-name="T3">(arr[i]!=</text:span><text:span text:style-name="T2">null</text:span><text:span text:style-name="T3">)</text:span></text:p>
      <text:p text:style-name="P2"><text:s text:c="16"/><text:span text:style-name="T3">System.</text:span><text:span text:style-name="T4">out</text:span><text:span text:style-name="T3">.println(arr[i]);</text:span></text:p>
      <text:p text:style-name="P2"><text:s text:c="12"/><text:span text:style-name="T3">}</text:span></text:p>
      <text:p text:style-name="P2"><text:s text:c="8"/><text:span text:style-name="T3">}</text:span></text:p>
      <text:p text:style-name="P2"><text:s text:c="4"/><text:span text:style-name="T3">}</text:span></text:p>
      <text:p text:style-name="P3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2:58:59.027545604</meta:creation-date>
    <dc:date>2018-12-19T12:59:28.981237359</dc:date>
    <meta:editing-duration>PT32S</meta:editing-duration>
    <meta:editing-cycles>1</meta:editing-cycles>
    <meta:document-statistic meta:table-count="0" meta:image-count="0" meta:object-count="0" meta:page-count="1" meta:paragraph-count="48" meta:word-count="118" meta:character-count="1581" meta:non-whitespace-character-count="964"/>
    <meta:generator>LibreOffice/6.0.3.2$Linux_X86_64 LibreOffice_project/00m0$Build-2</meta:generator>
  </office:meta>
</office:document-meta>
</file>